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564f" officeooo:paragraph-rsid="0000564f"/>
    </style:style>
    <style:style style:name="P2" style:family="paragraph" style:parent-style-name="Standard">
      <style:text-properties officeooo:rsid="0000564f" officeooo:paragraph-rsid="0001e9a1"/>
    </style:style>
    <style:style style:name="P3" style:family="paragraph" style:parent-style-name="Standard">
      <style:text-properties officeooo:rsid="0000564f" officeooo:paragraph-rsid="0001e9a1"/>
    </style:style>
    <style:style style:name="T1" style:family="text">
      <style:text-properties officeooo:rsid="0000d945"/>
    </style:style>
    <style:style style:name="T2" style:family="text">
      <style:text-properties officeooo:rsid="0003ae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2 Дизайн прошивки</text:p>
      <text:p text:style-name="P1"/>
      <text:p text:style-name="P1">Когда вы закончите проектировку аппаратного обеспечения, вы можите приступить разрабатывать программную часть. If you have used CubeMX to design the MCU section of your custom board, you should be able to start coding the firmware really quickly. If the CubeMX project observes faithfully the actual board design, you can simply generate the project as we have done for the Nucleo development board, then you can import it inside a new Eclipse project and start working on your application. <text:span text:style-name="T2">Никаких отличий от того что было описанно в Главе</text:span> 4. <text:span text:style-name="T2">Если вы уже разрабатывали прошивку используя плату разработчика вы должны адаптировать это для </text:span>to your custom design, you may proceed in this way: </text:p>
      <text:p text:style-name="P1">• Generate a fresh new CubeMX project both for your development board (e.g. the NucleoF030), <text:s text:c="2"/>enabling the needed peripherals, and for the custom board you have designed. </text:p>
      <text:p text:style-name="P1">Do a comparison between the initialization routines for the used peripherals: if they differ, start replacing them one by one in the project made for the development board, and do a complete project compilation before to continue with the next peripheral. This will allow you to keep the control of what is changing in your firmware. </text:p>
      <text:p text:style-name="P1"><text:s/>To simplify the porting process, never change the peripheral initialization code generated by CubeMX, but use CubeMX to change peripheral settings. <text:s/></text:p>
      <text:p text:style-name="P2">Try to use macros to wrap peripheral handlers. Once you change them, you only need to redefine the macros (for example, if your firmware developed with the Nucleo uses the USART2 peripheral, define a global macro in this way: #define USART_PERIPHERAL huart2 and base your code on that macro; if your new design uses the USART1, then you have to redefine only that macro accordingly). Remember that CubeMX essentially generates 5 or 6 files. If you reduce the modification to these files at minimum, it will be easy to rearrange the code. Having a minimum viable firmware made with a development kit helps a lot during the debugging of your custom board. It happens really often that, during the testing of a new board, you are in doubt if your issues arise from the hardware or the software. Knowing that the firmware works simplifies the hardware debugging stage.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00:36:03.525415631</meta:creation-date>
    <dc:date>2018-05-25T00:57:15.558653403</dc:date>
    <meta:editing-duration>PT13M7S</meta:editing-duration>
    <meta:editing-cycles>5</meta:editing-cycles>
    <meta:generator>LibreOffice/5.1.6.2$Linux_X86_64 LibreOffice_project/10m0$Build-2</meta:generator>
    <meta:document-statistic meta:table-count="0" meta:image-count="0" meta:object-count="0" meta:page-count="1" meta:paragraph-count="6" meta:word-count="366" meta:character-count="2232" meta:non-whitespace-character-count="1863"/>
  </office:meta>
</office:document-meta>
</file>